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Heading_20_1">
      <style:paragraph-properties fo:margin-left="0in" fo:margin-right="0in" fo:text-indent="0in" style:auto-text-indent="false"/>
    </style:style>
    <style:style style:name="P2" style:family="paragraph" style:parent-style-name="Heading_20_2">
      <style:paragraph-properties fo:margin-left="0in" fo:margin-right="0in" fo:text-indent="0in" style:auto-text-indent="false"/>
    </style:style>
    <style:style style:name="P3" style:family="paragraph" style:parent-style-name="Preformatted_20_Text" style:list-style-name="L2"/>
    <style:style style:name="P4" style:family="paragraph" style:parent-style-name="Preformatted_20_Text" style:list-style-name="L2">
      <style:paragraph-properties fo:margin-left="0in" fo:margin-right="0in" fo:margin-top="0in" fo:margin-bottom="0.1965in" style:contextual-spacing="false" fo:line-height="142%" fo:text-align="end" style:justify-single-word="false" fo:orphans="1" fo:text-indent="0in" style:auto-text-indent="false"/>
    </style:style>
    <style:style style:name="P5" style:family="paragraph" style:parent-style-name="Preformatted_20_Text" style:list-style-name="L3">
      <style:paragraph-properties fo:margin-left="0in" fo:margin-right="0in" fo:margin-top="0in" fo:margin-bottom="0.1965in" style:contextual-spacing="false" fo:line-height="142%" fo:text-align="end" style:justify-single-word="false" fo:orphans="1" fo:text-indent="0in" style:auto-text-indent="false"/>
    </style:style>
    <style:style style:name="P6" style:family="paragraph" style:parent-style-name="Preformatted_20_Text" style:list-style-name="L4">
      <style:paragraph-properties fo:margin-left="0in" fo:margin-right="0in" fo:margin-top="0in" fo:margin-bottom="0.1965in" style:contextual-spacing="false" fo:line-height="142%" fo:text-align="end" style:justify-single-word="false" fo:orphans="1" fo:text-indent="0in" style:auto-text-indent="false"/>
    </style:style>
    <style:style style:name="P7" style:family="paragraph" style:parent-style-name="Preformatted_20_Text">
      <style:paragraph-properties fo:margin-left="0in" fo:margin-right="0in" fo:margin-top="0in" fo:margin-bottom="0.1965in" style:contextual-spacing="false" fo:line-height="142%" fo:text-align="end" style:justify-single-word="false" fo:orphans="1" fo:text-indent="0in" style:auto-text-indent="false"/>
    </style:style>
    <style:style style:name="P8" style:family="paragraph" style:parent-style-name="Preformatted_20_Text" style:list-style-name="L7">
      <style:paragraph-properties fo:margin-left="0in" fo:margin-right="0in" fo:margin-top="0in" fo:margin-bottom="0.1965in" style:contextual-spacing="false" fo:line-height="142%" fo:text-align="end" style:justify-single-word="false" fo:orphans="1" fo:text-indent="0in" style:auto-text-indent="false"/>
    </style:style>
    <style:style style:name="P9" style:family="paragraph" style:parent-style-name="Preformatted_20_Text" style:list-style-name="L3"/>
    <style:style style:name="P10" style:family="paragraph" style:parent-style-name="Preformatted_20_Text" style:list-style-name="L4"/>
    <style:style style:name="P11" style:family="paragraph" style:parent-style-name="Preformatted_20_Text" style:list-style-name="L7"/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>
      <style:paragraph-properties fo:margin-left="0in" fo:margin-right="0in" fo:text-indent="0in" style:auto-text-indent="false"/>
    </style:style>
    <style:style style:name="P15" style:family="paragraph" style:parent-style-name="Text_20_body" style:list-style-name="L3"/>
    <style:style style:name="P16" style:family="paragraph" style:parent-style-name="Text_20_body" style:list-style-name="L3">
      <style:paragraph-properties fo:margin-left="0in" fo:margin-right="0in" fo:text-indent="0in" style:auto-text-indent="false"/>
    </style:style>
    <style:style style:name="P17" style:family="paragraph" style:parent-style-name="Text_20_body" style:list-style-name="L4"/>
    <style:style style:name="P18" style:family="paragraph" style:parent-style-name="Text_20_body" style:list-style-name="L4">
      <style:paragraph-properties fo:margin-left="0in" fo:margin-right="0in" fo:text-indent="0in" style:auto-text-indent="false"/>
    </style:style>
    <style:style style:name="P19" style:family="paragraph" style:parent-style-name="Text_20_body" style:list-style-name="L5"/>
    <style:style style:name="P20" style:family="paragraph" style:parent-style-name="Text_20_body" style:list-style-name="L6"/>
    <style:style style:name="P21" style:family="paragraph" style:parent-style-name="Text_20_body" style:list-style-name="L7"/>
    <style:style style:name="P22" style:family="paragraph" style:parent-style-name="Text_20_body" style:list-style-name="L7">
      <style:paragraph-properties fo:margin-left="0in" fo:margin-right="0in" fo:text-indent="0in" style:auto-text-indent="false"/>
    </style:style>
    <style:style style:name="P23" style:family="paragraph" style:parent-style-name="Text_20_body" style:list-style-name="L8"/>
    <style:style style:name="T1" style:family="text">
      <style:text-properties fo:color="#c5c8c6" loext:opacity="100%" style:font-name="inherit" fo:background-color="transparent" loext:char-shading-value="0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Horizontal_20_Line"/>
      <text:h text:style-name="P1" text:outline-level="1"><text:bookmark text:name="math-toolkit--user-manual-for-installation--runnin"/>Math Toolkit — User Manual for Installation &amp; Running</text:h>
      <text:p text:style-name="Text_20_body">Welcome to <text:span text:style-name="Strong_20_Emphasis">Math Toolkit</text:span>, a powerful desktop application designed to simplify complex mathematical calculations and visualizations. This guide will help you get the app up and running smoothly on your computer.</text:p>
      <text:p text:style-name="Horizontal_20_Line"/>
      <text:h text:style-name="P2" text:outline-level="2"><text:bookmark text:name="system-requirements"/>System Requirements</text:h>
      <text:list text:style-name="L1">
        <text:list-item>
          <text:p text:style-name="P12"><text:span text:style-name="Strong_20_Emphasis">Operating System:</text:span> Windows 10 or later, macOS 10.13+, or Linux (Ubuntu/Debian tested)</text:p>
        </text:list-item>
        <text:list-item>
          <text:p text:style-name="P12"><text:span text:style-name="Strong_20_Emphasis">Python:</text:span> Version 3.8 or higher installed</text:p>
        </text:list-item>
        <text:list-item>
          <text:p text:style-name="P12"><text:span text:style-name="Strong_20_Emphasis">Storage:</text:span> Minimum 50 MB free disk space</text:p>
        </text:list-item>
        <text:list-item>
          <text:p text:style-name="P12"><text:span text:style-name="Strong_20_Emphasis">Internet:</text:span> Required for initial installation of dependencies</text:p>
        </text:list-item>
      </text:list>
      <text:p text:style-name="Horizontal_20_Line"/>
      <text:h text:style-name="P2" text:outline-level="2"><text:bookmark text:name="step-1-download-the-source-code"/>Step 1: Download the Source Code</text:h>
      <text:p text:style-name="Text_20_body">You can get the latest version of Math Toolkit from its GitHub repository:</text:p>
      <text:list text:style-name="L2">
        <text:list-item>
          <text:p text:style-name="P13">Go to <text:a xlink:type="simple" xlink:href="https://github.com/YOUR_USERNAME/math-toolkit" office:target-frame-name="_blank" xlink:show="new" text:style-name="Internet_20_link" text:visited-style-name="Visited_20_Internet_20_Link">GitHub: math-toolkit</text:a></text:p>
        </text:list-item>
        <text:list-item>
          <text:p text:style-name="P13">Click <text:span text:style-name="Strong_20_Emphasis">Code</text:span> -&gt; <text:span text:style-name="Strong_20_Emphasis">Download ZIP</text:span><text:line-break/>OR</text:p>
        </text:list-item>
        <text:list-item>
          <text:p text:style-name="P13">Clone the repository via terminal:</text:p>
          <text:p text:style-name="P3">text</text:p>
          <text:p text:style-name="P4"><text:span text:style-name="Source_20_Text"><text:span text:style-name="T1">git clone https://github.com/YOUR_USERNAME/math-toolkit.git</text:span></text:span></text:p>
        </text:list-item>
      </text:list>
      <text:p text:style-name="Horizontal_20_Line"/>
      <text:h text:style-name="P2" text:outline-level="2"><text:bookmark text:name="step-2-prepare-your-environment"/>Step 2: Prepare Your Environment</text:h>
      <text:h text:style-name="Heading_20_2" text:outline-level="2">Windows Users</text:h>
      <text:list text:style-name="L3">
        <text:list-item>
          <text:p text:style-name="P15">Open Command Prompt (press Win + R, type <text:span text:style-name="Source_20_Text">cmd</text:span>, Enter)</text:p>
        </text:list-item>
        <text:list-item>
          <text:p text:style-name="P15">Navigate to the project folder:</text:p>
          <text:p text:style-name="P9">text</text:p>
          <text:p text:style-name="P5"><text:span text:style-name="Source_20_Text"><text:span text:style-name="T1">cd path\to\math-toolkit</text:span></text:span></text:p>
        </text:list-item>
        <text:list-item>
          <text:p text:style-name="P16"><text:soft-page-break/>Create a virtual environment:</text:p>
          <text:p text:style-name="P9">text</text:p>
          <text:p text:style-name="P5"><text:span text:style-name="Source_20_Text"><text:span text:style-name="T1">python -m venv math_env</text:span></text:span></text:p>
        </text:list-item>
        <text:list-item>
          <text:p text:style-name="P16">Activate it:</text:p>
          <text:p text:style-name="P9">text</text:p>
          <text:p text:style-name="P5"><text:span text:style-name="Source_20_Text"><text:span text:style-name="T1">math_env\Scripts\activate</text:span></text:span></text:p>
        </text:list-item>
      </text:list>
      <text:h text:style-name="P2" text:outline-level="2">macOS / Linux Users</text:h>
      <text:list text:style-name="L4">
        <text:list-item>
          <text:p text:style-name="P17">Open Terminal</text:p>
        </text:list-item>
        <text:list-item>
          <text:p text:style-name="P17">Navigate to project folder:</text:p>
          <text:p text:style-name="P10">text</text:p>
          <text:p text:style-name="P6"><text:span text:style-name="Source_20_Text"><text:span text:style-name="T1">cd ~/path/to/math-toolkit</text:span></text:span></text:p>
        </text:list-item>
        <text:list-item>
          <text:p text:style-name="P18">Create a virtual environment:</text:p>
          <text:p text:style-name="P10">text</text:p>
          <text:p text:style-name="P6"><text:span text:style-name="Source_20_Text"><text:span text:style-name="T1">python3 -m venv math_env</text:span></text:span></text:p>
        </text:list-item>
        <text:list-item>
          <text:p text:style-name="P18">Activate it:</text:p>
          <text:p text:style-name="P10">text</text:p>
          <text:p text:style-name="P6"><text:span text:style-name="Source_20_Text"><text:span text:style-name="T1">source math_env/bin/activate</text:span></text:span></text:p>
        </text:list-item>
      </text:list>
      <text:p text:style-name="Horizontal_20_Line"/>
      <text:h text:style-name="P2" text:outline-level="2"><text:bookmark text:name="step-3-install-required-packages"/>Step 3: Install Required Packages</text:h>
      <text:p text:style-name="Text_20_body">With the virtual environment active, install dependencies by running:</text:p>
      <text:p text:style-name="Preformatted_20_Text">text</text:p>
      <text:p text:style-name="P7"><text:span text:style-name="Source_20_Text"><text:span text:style-name="T1">pip install -r requirements.txt</text:span></text:span></text:p>
      <text:p text:style-name="P14">This will install:</text:p>
      <text:list text:style-name="L5">
        <text:list-item>
          <text:p text:style-name="P19">NumPy: for numerical computations</text:p>
        </text:list-item>
        <text:list-item>
          <text:p text:style-name="P19">Matplotlib: for graph plotting</text:p>
        </text:list-item>
        <text:list-item>
          <text:p text:style-name="P19">SymPy: for symbolic math (equations, calculus)</text:p>
        </text:list-item>
        <text:list-item>
          <text:p text:style-name="P19">SciPy: for advanced scientific calculations</text:p>
        </text:list-item>
      </text:list>
      <text:p text:style-name="Horizontal_20_Line"/>
      <text:h text:style-name="P2" text:outline-level="2"><text:bookmark text:name="step-4-running-the-application"/>Step 4: Running the Application</text:h>
      <text:p text:style-name="Text_20_body">Make sure the virtual environment is activated (see <text:span text:style-name="Strong_20_Emphasis">Step 2</text:span>) and run:</text:p>
      <text:p text:style-name="Preformatted_20_Text"><text:soft-page-break/>text</text:p>
      <text:p text:style-name="P7"><text:span text:style-name="Source_20_Text"><text:span text:style-name="T1">python math_app.py</text:span></text:span></text:p>
      <text:p text:style-name="P14">The main window will open with six tabs:</text:p>
      <text:list text:style-name="L6">
        <text:list-item>
          <text:p text:style-name="P20">Calculator</text:p>
        </text:list-item>
        <text:list-item>
          <text:p text:style-name="P20">Equation Solver</text:p>
        </text:list-item>
        <text:list-item>
          <text:p text:style-name="P20">Graph Plotter</text:p>
        </text:list-item>
        <text:list-item>
          <text:p text:style-name="P20">Calculus Tools</text:p>
        </text:list-item>
        <text:list-item>
          <text:p text:style-name="P20">Matrix Operations</text:p>
        </text:list-item>
        <text:list-item>
          <text:p text:style-name="P20">Statistics Calculator</text:p>
        </text:list-item>
        <text:list-item>
          <text:p text:style-name="P20">User Manual (built-in help)</text:p>
        </text:list-item>
      </text:list>
      <text:p text:style-name="Horizontal_20_Line"/>
      <text:h text:style-name="P2" text:outline-level="2"><text:bookmark text:name="troubleshooting--tips"/>Troubleshooting &amp; Tips</text:h>
      <text:list text:style-name="L7">
        <text:list-item>
          <text:p text:style-name="P21"><text:span text:style-name="Strong_20_Emphasis">Python Not Found:</text:span><text:line-break/>Download and install from <text:a xlink:type="simple" xlink:href="https://www.python.org/downloads/" office:target-frame-name="_blank" xlink:show="new" text:style-name="Internet_20_link" text:visited-style-name="Visited_20_Internet_20_Link">python.org</text:a>. Ensure "Add Python to PATH" option is selected during installation (Windows).</text:p>
        </text:list-item>
        <text:list-item>
          <text:p text:style-name="P21"><text:span text:style-name="Strong_20_Emphasis">Failure Installing Packages:</text:span><text:line-break/>Upgrade pip first:</text:p>
          <text:p text:style-name="P11">text</text:p>
          <text:p text:style-name="P8"><text:span text:style-name="Source_20_Text"><text:span text:style-name="T1">pip install --upgrade pip</text:span></text:span></text:p>
          <text:p text:style-name="P22">Then try again.</text:p>
        </text:list-item>
        <text:list-item>
          <text:p text:style-name="P21"><text:span text:style-name="Strong_20_Emphasis">Virtual Environment Issues:</text:span><text:line-break/>Ensure you have <text:span text:style-name="Source_20_Text">python3-venv</text:span> package installed on Linux:</text:p>
          <text:p text:style-name="P11">text</text:p>
          <text:p text:style-name="P8"><text:span text:style-name="Source_20_Text"><text:span text:style-name="T1">sudo apt install python3-venv</text:span></text:span></text:p>
        </text:list-item>
        <text:list-item>
          <text:p text:style-name="P22"><text:span text:style-name="Strong_20_Emphasis">Running on Different Python Versions:</text:span><text:line-break/>If multiple Python versions exist, use <text:span text:style-name="Source_20_Text">python3</text:span> instead of <text:span text:style-name="Source_20_Text">python</text:span> on macOS/Linux.</text:p>
        </text:list-item>
        <text:list-item>
          <text:p text:style-name="P21"><text:span text:style-name="Strong_20_Emphasis">Calculator Tips:</text:span><text:line-break/>Use parentheses to ensure correct order of operations, e.g., <text:span text:style-name="Source_20_Text">(2+3)*4</text:span>.<text:line-break/>Use <text:span text:style-name="Source_20_Text">%</text:span> for modulus, <text:span text:style-name="Source_20_Text">^</text:span> for power (internally converted to Python’s <text:span text:style-name="Source_20_Text">**</text:span>).</text:p>
        </text:list-item>
        <text:list-item>
          <text:p text:style-name="P21"><text:span text:style-name="Strong_20_Emphasis">Graph Plotter Tips:</text:span><text:line-break/>When plotting logarithmic functions, always set X min to positive value (e.g., 0.01) since log is undefined for 0 or negative numbers.</text:p>
        </text:list-item>
      </text:list>
      <text:p text:style-name="Horizontal_20_Line"/>
      <text:h text:style-name="P2" text:outline-level="2"><text:bookmark text:name="additional-resources"/><text:soft-page-break/>Additional Resources</text:h>
      <text:list text:style-name="L8">
        <text:list-item>
          <text:p text:style-name="P23"><text:span text:style-name="Strong_20_Emphasis">User Manual:</text:span> Available inside the app (last tab) for detailed instructions and examples</text:p>
        </text:list-item>
        <text:list-item>
          <text:p text:style-name="P23"><text:span text:style-name="Strong_20_Emphasis">GitHub Issues:</text:span> Report bugs or suggest features at the <text:a xlink:type="simple" xlink:href="https://github.com/YOUR_USERNAME/math-toolkit/issues" office:target-frame-name="_blank" xlink:show="new" text:style-name="Internet_20_link" text:visited-style-name="Visited_20_Internet_20_Link">GitHub repository issues page</text:a></text:p>
        </text:list-item>
        <text:list-item>
          <text:p text:style-name="P23"><text:span text:style-name="Strong_20_Emphasis">Contact:</text:span> Your email or preferred contact</text:p>
        </text:list-item>
      </text:list>
      <text:p text:style-name="Horizontal_20_Line"/>
      <text:h text:style-name="P2" text:outline-level="2"><text:bookmark text:name="licensing"/>Licensing</text:h>
      <text:p text:style-name="Text_20_body">Math Toolkit is licensed under the MIT License. You are free to use, modify, and distribute it under the terms of this license.</text:p>
      <text:p text:style-name="Horizontal_20_Line"/>
      <text:h text:style-name="P2" text:outline-level="2"><text:bookmark text:name="acknowledgments"/>Acknowledgments</text:h>
      <text:p text:style-name="Text_20_body">Built with Python 3, Tkinter, NumPy, Matplotlib, SymPy, and SciPy — thank you to the open-source community!</text:p>
      <text:p text:style-name="Horizontal_20_Line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5T19:14:00.795803472</meta:creation-date>
    <dc:date>2025-10-25T19:14:48.206142287</dc:date>
    <meta:editing-duration>PT50S</meta:editing-duration>
    <meta:editing-cycles>1</meta:editing-cycles>
    <meta:document-statistic meta:table-count="0" meta:image-count="0" meta:object-count="0" meta:page-count="4" meta:paragraph-count="78" meta:word-count="496" meta:character-count="3114" meta:non-whitespace-character-count="2737"/>
    <meta:generator>LibreOffice/24.2.7.2$Linux_X86_64 LibreOffice_project/420$Build-2</meta:generator>
  </office:meta>
</office:document-meta>
</file>